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b07f" officeooo:paragraph-rsid="000ab07f"/>
    </style:style>
    <style:style style:name="P2" style:family="paragraph" style:parent-style-name="Standard" style:list-style-name="L1">
      <style:text-properties officeooo:rsid="000ab07f" officeooo:paragraph-rsid="000ab07f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y administracion de base de datos</text:p>
      <text:p text:style-name="P1"/>
      <text:p text:style-name="P1">Examen: 14/09 primer examen</text:p>
      <text:list xml:id="list3556227328" text:style-name="L1">
        <text:list-item>
          <text:p text:style-name="P2"><office:annotation office:name="__Annotation__1_3048380484" loext:resolved="false"><dc:creator>Autor desconocido</dc:creator><dc:date>2022-08-29T19:17:45.518075441</dc:date><text:p text:style-name="P3"><text:span text:style-name="T1">Practica</text:span></text:p><text:p text:style-name="P3"><text:span text:style-name="T1">1 Ejercicio de cada uno</text:span></text:p></office:annotation>DER</text:p>
        </text:list-item>
        <text:list-item>
          <text:p text:style-name="P2">Normalizacion<office:annotation-end office:name="__Annotation__1_3048380484"/></text:p>
        </text:list-item>
        <text:list-item>
          <text:p text:style-name="P2"><office:annotation office:name="__Annotation__2_3048380484" loext:resolved="false"><dc:creator>Autor desconocido</dc:creator><dc:date>2022-08-29T19:18:41.916033091</dc:date><text:p text:style-name="P3"><text:span text:style-name="T1">Teoria</text:span></text:p><text:p text:style-name="P3"><text:span text:style-name="T1">5 preguntas</text:span></text:p></office:annotation>SQL</text:p>
        </text:list-item>
        <text:list-item>
          <text:p text:style-name="P2">Teoria de base de datos<office:annotation-end office:name="__Annotation__2_3048380484"/></text:p>
          <text:list>
            <text:list-item>
              <text:p text:style-name="P2">Que es?</text:p>
            </text:list-item>
            <text:list-item>
              <text:p text:style-name="P2">Para que sirve?</text:p>
            </text:list-item>
            <text:list-item>
              <text:p text:style-name="P2">Cuales son sus tipos?</text:p>
            </text:list-item>
            <text:list-item>
              <text:p text:style-name="P2">Partes/Cla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9:12:50.016557224</meta:creation-date>
    <dc:date>2022-08-29T19:18:56.215736831</dc:date>
    <meta:editing-duration>PT6M6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0" meta:word-count="37" meta:character-count="173" meta:non-whitespace-character-count="154"/>
  </office:meta>
</office:document-meta>
</file>